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HttpRequest.getSsl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HttpRequest.decodeQueryPara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quest.initQueryParam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erverHttp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quest.ini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quest.ini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quest.AbstractServerHttpRequest( URI uri , @ Nullable String contextPath ,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verHttpRequest.AbstractServerHttpRequest( URI uri , @ Nullable String contextPath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verHttpRequest.getQuery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HttpRequest.getLog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HttpReques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quest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HttpRequest.ge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rver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